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64.61pt"/>
    </style:style>
    <style:style style:name="co7" style:family="table-column">
      <style:table-column-properties fo:break-before="auto" style:column-width="120.16pt"/>
    </style:style>
    <style:style style:name="co8" style:family="table-column">
      <style:table-column-properties fo:break-before="auto" style:column-width="122.26pt"/>
    </style:style>
    <style:style style:name="co9" style:family="table-column">
      <style:table-column-properties fo:break-before="auto" style:column-width="341.69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leted_20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76]))&gt;0)" style:apply-style-name="ConditionalStyle_5f_1" style:base-cell-address="Dashboard.C76"/>
    </style:style>
    <style:style style:name="ce29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 style:data-style-name="N128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76]))&gt;0)" style:apply-style-name="ConditionalStyle_5f_1" style:base-cell-address="Dashboard.C76"/>
    </style:style>
    <style:style style:name="ce3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  <style:map style:condition="is-true-formula(LEN(TRIM([.C76]))&gt;0)" style:apply-style-name="ConditionalStyle_5f_1" style:base-cell-address="Dashboard.C76"/>
    </style:style>
    <style:style style:name="ce5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76]))&gt;0)" style:apply-style-name="ConditionalStyle_5f_1" style:base-cell-address="Dashboard.C76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 style:data-style-name="N128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38761d"/>
    </style:style>
    <style:style style:name="T3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990000"/>
    </style:style>
    <style:style style:name="T4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7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8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9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10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11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13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14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  <style:style style:name="T15" style:family="text">
      <style:text-properties fo:text-shadow="none" style:font-name="Alegreya Sans" fo:font-size="12pt" fo:font-weight="normal" style:text-underline-style="none" style:text-underline-color="font-color" style:text-line-through-type="none" fo:font-style="normal" style:text-outline="false" style:text-position="0% 100%" fo:color="#000000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fo:text-shadow="none" style:font-name="Alegreya Sans" fo:font-size="12pt" style:text-underline-style="none" style:text-underline-color="font-color" style:text-line-through-type="none" fo:font-style="normal" style:text-outline="false" style:text-position="0% 100%" fo:color="#000000" style:font-name-complex="Alegreya Sans" style:font-size-asian="12pt" style:font-size-complex="12pt" style:font-style-asian="normal" style:font-style-complex="normal" fo:font-weight="bold" style:font-weight-asian="bold" style:font-weight-complex="bold"/>
    </style:style>
    <style:style style:name="T17" style:family="text">
      <style:text-properties fo:text-shadow="none" style:font-name="Alegreya Sans" fo:font-size="12pt" style:text-underline-style="none" style:text-underline-color="font-color" style:text-line-through-type="none" fo:font-style="normal" style:text-outline="false" style:text-position="0% 100%" fo:color="#000000" style:font-name-complex="Alegreya Sans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4"/>
          <table:table-cell table:style-name="ce29" office:value-type="string" calcext:value-type="string" table:number-columns-spanned="6" table:number-rows-spanned="1">
            <text:p>Category-specific data</text:p>
          </table:table-cell>
          <table:covered-table-cell table:number-columns-repeated="5" table:style-name="ce14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15"/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5"/>
          <table:table-cell table:style-name="ce55" office:value-type="string" calcext:value-type="string">
            <text:p>Re-Organized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Position</text:p>
          </table:table-cell>
          <table:table-cell table:style-name="ce30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" office:value-type="string" calcext:value-type="string">
            <text:p><text:span text:style-name="T11">2008-2022</text:span>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Income</text:p>
          </table:table-cell>
          <table:table-cell table:style-name="ce31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56" office:value-type="string" calcext:value-type="string">
            <text:p>2008-2022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Cash Flow</text:p>
          </table:table-cell>
          <table:table-cell table:style-name="ce31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57" office:value-type="string" calcext:value-type="string">
            <text:p>not yet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 table:number-columns-repeated="4"/>
          <table:table-cell table:style-name="ce7"/>
          <table:table-cell table:style-name="ce21"/>
          <table:table-cell table:style-name="ce7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16"/>
          <table:table-cell table:style-name="ce22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6"/>
          <table:table-cell table:style-name="ce22"/>
          <table:table-cell table:style-name="ce37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5" table:number-rows-spanned="1">
            <text:p><text:span text:style-name="T1"> </text:span><text:span text:style-name="T2">2010 2011 2012 2013 2014 </text:span><text:span text:style-name="T3">2015</text:span><text:span text:style-name="T2"> 2016 2017 2018 2019 2020 2021 2022</text:span></text:p>
          </table:table-cell>
          <table:covered-table-cell table:number-columns-repeated="4"/>
          <table:table-cell table:style-name="ce49"/>
          <table:table-cell table:style-name="ce58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3" office:value-type="string" calcext:value-type="string" table:number-columns-spanned="5" table:number-rows-spanned="1">
            <text:p>2010 2011 2012 2013 2014 2015 2016 2017 2018 2019 2020</text:p>
          </table:table-cell>
          <table:covered-table-cell table:number-columns-repeated="4"/>
          <table:table-cell table:style-name="ce49"/>
          <table:table-cell table:style-name="ce58"/>
          <table:table-cell table:number-columns-repeated="1015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17" office:value-type="string" calcext:value-type="string">
            <text:p>Tax year</text:p>
            <text:p>(YE 30 Jun)</text:p>
          </table:table-cell>
          <table:table-cell table:style-name="ce24" office:value-type="string" calcext:value-type="string">
            <text:p>Borrower</text:p>
          </table:table-cell>
          <table:table-cell table:style-name="ce32" office:value-type="string" calcext:value-type="string">
            <text:p>School(s)</text:p>
          </table:table-cell>
          <table:table-cell table:style-name="ce24" office:value-type="string" calcext:value-type="string">
            <text:p>Lender/Terms</text:p>
          </table:table-cell>
          <table:table-cell table:style-name="ce24" office:value-type="string" calcext:value-type="string">
            <text:p>Forgiven</text:p>
          </table:table-cell>
          <table:table-cell table:style-name="ce32" office:value-type="string" calcext:value-type="string">
            <text:p>Paid off/Term</text:p>
          </table:table-cell>
          <table:table-cell table:style-name="ce32" office:value-type="string" calcext:value-type="string">
            <text:p>Location in Financial Statement</text:p>
            <text:p>[YE/page]</text:p>
          </table:table-cell>
          <table:table-cell table:style-name="ce17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25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25" office:value-type="string" calcext:value-type="string">
            <text:p>CDFI (Raza Development Fund)</text:p>
            <text:p>up to $5M @ 5.0%</text:p>
          </table:table-cell>
          <table:table-cell table:style-name="ce25"/>
          <table:table-cell table:style-name="ce25" office:value-type="string" calcext:value-type="string">
            <text:p><text:span text:style-name="T4">7 years interest-only</text:span></text:p>
            <text:p><text:span text:style-name="T8">(</text:span><text:span text:style-name="T9">then balloon?</text:span><text:span text:style-name="T10">)</text:span></text:p>
            <text:p><text:span text:style-name="T4">Paid off with Series 2015 bonds</text:span></text:p>
          </table:table-cell>
          <table:table-cell table:style-name="ce50" office:value-type="string" calcext:value-type="string">
            <text:p>2009/11, 2010/11, 2011/15, 2012/16. 2013/17, 2014/13, 2015/13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25" office:value-type="string" calcext:value-type="string">
            <text:p>CDFI (Raza Development Fund)</text:p>
            <text:p>up to $700K @ 5.25%</text:p>
          </table:table-cell>
          <table:table-cell table:style-name="ce27"/>
          <table:table-cell table:style-name="ce25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50" office:value-type="string" calcext:value-type="string">
            <text:p>2009/11, 2010/11, 2011/15, 2012/16, 2013/17, 2014/13, 2015/13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25" office:value-type="string" calcext:value-type="string">
            <text:p>CDFI</text:p>
            <text:p>$6.8M @5.5%</text:p>
          </table:table-cell>
          <table:table-cell table:style-name="ce25"/>
          <table:table-cell table:style-name="ce25" office:value-type="string" calcext:value-type="string">
            <text:p>7 years</text:p>
            <text:p>Paid off Aug 2015</text:p>
          </table:table-cell>
          <table:table-cell table:style-name="ce50" office:value-type="string" calcext:value-type="string">
            <text:p>2009/11, 2010/12, 2011/115,16, 2012/17, 2013/17, 2014/13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MS</text:p>
          </table:table-cell>
          <table:table-cell table:style-name="ce33" office:value-type="string" calcext:value-type="string">
            <text:p>RMS</text:p>
            <text:p>Mateo Sheedy</text:p>
          </table:table-cell>
          <table:table-cell table:style-name="ce25" office:value-type="string" calcext:value-type="string">
            <text:p>CDE Revolving Loan</text:p>
            <text:p>$200K @ 5%</text:p>
          </table:table-cell>
          <table:table-cell table:style-name="ce25"/>
          <table:table-cell table:style-name="ce44" office:value-type="date" office:date-value="2014-06-30" calcext:value-type="date">
            <text:p>30 Jun 2014</text:p>
          </table:table-cell>
          <table:table-cell table:style-name="ce50" office:value-type="string" calcext:value-type="string">
            <text:p>2009/12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SP</text:p>
          </table:table-cell>
          <table:table-cell table:style-name="ce33" office:value-type="string" calcext:value-type="string">
            <text:p>RSSP </text:p>
            <text:p>Sí Si Puede</text:p>
          </table:table-cell>
          <table:table-cell table:style-name="ce25" office:value-type="string" calcext:value-type="string">
            <text:p>CDE Revolving Loan</text:p>
            <text:p>$200K @ 1.47%</text:p>
          </table:table-cell>
          <table:table-cell table:style-name="ce25"/>
          <table:table-cell table:style-name="ce44" office:value-type="date" office:date-value="2015-06-30" calcext:value-type="date">
            <text:p>30 Jun 2015</text:p>
          </table:table-cell>
          <table:table-cell table:style-name="ce50" office:value-type="string" calcext:value-type="string">
            <text:p>2009/12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MS</text:p>
          </table:table-cell>
          <table:table-cell table:style-name="ce33" office:value-type="string" calcext:value-type="string">
            <text:p>RMS</text:p>
            <text:p>Mateo Sheedy</text:p>
          </table:table-cell>
          <table:table-cell table:style-name="ce25" office:value-type="string" calcext:value-type="string">
            <text:p>CCSA Growth Loan</text:p>
            <text:p>$325K @ 6.5%</text:p>
          </table:table-cell>
          <table:table-cell table:style-name="ce25"/>
          <table:table-cell table:style-name="ce25" office:value-type="string" calcext:value-type="string">
            <text:p>Paid off 2010</text:p>
          </table:table-cell>
          <table:table-cell table:style-name="ce50" office:value-type="string" calcext:value-type="string">
            <text:p>2009/12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ED, later RSN</text:p>
          </table:table-cell>
          <table:table-cell table:style-name="ce7"/>
          <table:table-cell table:style-name="ce25" office:value-type="string" calcext:value-type="string">
            <text:p>Charter School Growth Fund (CSGF)</text:p>
            <text:p>$2.3M @ 4.0%</text:p>
          </table:table-cell>
          <table:table-cell table:style-name="ce25" office:value-type="string" calcext:value-type="string">
            <text:p>$2M + interest</text:p>
          </table:table-cell>
          <table:table-cell table:style-name="ce25" office:value-type="string" calcext:value-type="string">
            <text:p>$300K + interest remaining due 30 Jun 2017</text:p>
            <text:p>$250K + interest remaining due 30 Jun 2019</text:p>
          </table:table-cell>
          <table:table-cell table:style-name="ce50" office:value-type="string" calcext:value-type="string">
            <text:p>2009/12, 2011/13, 2012/15, 2013/15, 2014/11, 2015/11, 2016/11, 2017/11, 2018/11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5" office:value-type="string" calcext:value-type="string">
            <text:p>Commercial line of credit</text:p>
            <text:p>Up to $1M @ [varies with LIBOR or prime]</text:p>
          </table:table-cell>
          <table:table-cell table:style-name="ce25"/>
          <table:table-cell table:style-name="ce25" office:value-type="string" calcext:value-type="string">
            <text:p>ends 30 Nov 2009</text:p>
          </table:table-cell>
          <table:table-cell table:style-name="ce50" office:value-type="string" calcext:value-type="string">
            <text:p>2009/13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10" calcext:value-type="float">
            <text:p>2010</text:p>
          </table:table-cell>
          <table:table-cell table:style-name="ce25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5" office:value-type="string" calcext:value-type="string">
            <text:p>CDE Revolving Loan (3 loans)</text:p>
            <text:p>$458K @ 0.54%-3.94%</text:p>
          </table:table-cell>
          <table:table-cell table:style-name="ce25" table:number-columns-repeated="2"/>
          <table:table-cell table:style-name="ce50" office:value-type="string" calcext:value-type="string">
            <text:p>2010/11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5" office:value-type="string" calcext:value-type="string">
            <text:p>Walton</text:p>
            <text:p>$1.5M @ 4.0%</text:p>
          </table:table-cell>
          <table:table-cell table:style-name="ce25" office:value-type="string" calcext:value-type="string">
            <text:p>$1.5M + interest</text:p>
          </table:table-cell>
          <table:table-cell table:style-name="ce25" office:value-type="string" calcext:value-type="string">
            <text:p>Paid off Jun 2013</text:p>
          </table:table-cell>
          <table:table-cell table:style-name="ce50" office:value-type="string" calcext:value-type="string">
            <text:p>2010/13, 2011/14, 2012/15, 2013/15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25" office:value-type="string" calcext:value-type="string">
            <text:p>Self Help New Markets V</text:p>
            <text:p>$6.48M j@ 6.41%</text:p>
          </table:table-cell>
          <table:table-cell table:style-name="ce25"/>
          <table:table-cell table:style-name="ce25" office:value-type="string" calcext:value-type="string">
            <text:p>amortized over 25 years</text:p>
            <text:p>paid off by 19 Apr 2017</text:p>
          </table:table-cell>
          <table:table-cell table:style-name="ce50" office:value-type="string" calcext:value-type="string">
            <text:p>2010/13, 2011/16, 2012/17, 2013/17-18, 2014/13, 2015/13, 2016/12-13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11" calcext:value-type="float">
            <text:p>2011</text:p>
          </table:table-cell>
          <table:table-cell table:style-name="ce25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5" office:value-type="string" calcext:value-type="string">
            <text:p>CDE Revolving Loan</text:p>
            <text:p>$325K @ 0.38%</text:p>
          </table:table-cell>
          <table:table-cell table:style-name="ce25" table:number-columns-repeated="2"/>
          <table:table-cell table:style-name="ce50" office:value-type="string" calcext:value-type="string">
            <text:p>2011/15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18"/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5" office:value-type="string" calcext:value-type="string">
            <text:p>Charter School Growth Fund</text:p>
            <text:p>$3.5M @ 4.0%</text:p>
          </table:table-cell>
          <table:table-cell table:style-name="ce25"/>
          <table:table-cell table:style-name="ce45" office:value-type="date" office:date-value="2014-06-01" calcext:value-type="date">
            <text:p>June 2014</text:p>
          </table:table-cell>
          <table:table-cell table:style-name="ce51" office:value-type="string" calcext:value-type="string">
            <text:p>2011/16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18"/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5" office:value-type="string" calcext:value-type="string">
            <text:p>LLC4 (promissory note)</text:p>
            <text:p>$3.5M</text:p>
          </table:table-cell>
          <table:table-cell table:style-name="ce25"/>
          <table:table-cell table:style-name="ce45"/>
          <table:table-cell table:style-name="ce51" office:value-type="string" calcext:value-type="string">
            <text:p>2011/16</text:p>
          </table:table-cell>
          <table:table-cell table:style-name="ce21" office:value-type="string" calcext:value-type="string">
            <text:p>Senior no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8"/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5" office:value-type="string" calcext:value-type="string">
            <text:p>LLC4 (promissory note)</text:p>
            <text:p>$3.0M</text:p>
          </table:table-cell>
          <table:table-cell table:style-name="ce25"/>
          <table:table-cell table:style-name="ce45"/>
          <table:table-cell table:style-name="ce51" office:value-type="string" calcext:value-type="string">
            <text:p>2011/17</text:p>
          </table:table-cell>
          <table:table-cell table:style-name="ce21" office:value-type="string" calcext:value-type="string">
            <text:p>Junior no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12" calcext:value-type="float">
            <text:p>2012</text:p>
          </table:table-cell>
          <table:table-cell table:style-name="ce25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5" office:value-type="string" calcext:value-type="string">
            <text:p>Series 2011A bond</text:p>
            <text:p>$9.6M @ 8.5%-9%</text:p>
          </table:table-cell>
          <table:table-cell table:style-name="ce25"/>
          <table:table-cell table:style-name="ce45" office:value-type="date" office:date-value="2041-12-01" calcext:value-type="date">
            <text:p>December 2041</text:p>
          </table:table-cell>
          <table:table-cell table:style-name="ce50" office:value-type="string" calcext:value-type="string">
            <text:p>2011/17, 2012/17, 2013/18, 2014/13-14, 2015/13, 2016/13, 2017/13, 2018/12</text:p>
          </table:table-cell>
          <table:table-cell table:style-name="ce21" table:formula="of:=CONCATENATE(&quot;Used to repay promissory notes on lines &quot;; ROW([.A24]); &quot; and &quot;; ROW([.A25]); &quot;. Subject to mandatory redemptions prior to stated maturity by Sinking Accounts Payment Fund established Dec 2018.&quot;)" office:value-type="string" office:string-value="Used to repay promissory notes on lines 24 and 25. Subject to mandatory redemptions prior to stated maturity by Sinking Accounts Payment Fund established Dec 2018." calcext:value-type="string">
            <text:p>Used to repay promissory notes on lines 24 and 25. Subject to mandatory redemptions prior to stated maturity by Sinking Accounts Payment Fund established Dec 2018.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8"/>
          <table:table-cell table:style-name="ce25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25" office:value-type="string" calcext:value-type="string">
            <text:p>Series 2011B bond</text:p>
            <text:p>$515K @ (8.5%-9%?)</text:p>
          </table:table-cell>
          <table:table-cell table:style-name="ce25"/>
          <table:table-cell table:style-name="ce45" office:value-type="date" office:date-value="2018-12-01" calcext:value-type="date">
            <text:p>December 2018</text:p>
          </table:table-cell>
          <table:table-cell table:style-name="ce50" office:value-type="string" calcext:value-type="string">
            <text:p>2011/17, 2012/17, 2013/18, 2014/13-14, 2015/13, 2016/13, 2017/13, 2018/12</text:p>
          </table:table-cell>
          <table:table-cell table:style-name="ce21" table:formula="of:=CONCATENATE(&quot;Used to repay promissory notes on lines &quot;; ROW([.A25]); &quot; and &quot;; ROW([.A26]); &quot;.  Subject to mandatory redemptions prior to stated maturity by Sinking Accounts Payment Fund established Dec 2013.&quot;)" office:value-type="string" office:string-value="Used to repay promissory notes on lines 25 and 26.  Subject to mandatory redemptions prior to stated maturity by Sinking Accounts Payment Fund established Dec 2013." calcext:value-type="string">
            <text:p>Used to repay promissory notes on lines 25 and 26. <text:s/>Subject to mandatory redemptions prior to stated maturity by Sinking Accounts Payment Fund established Dec 2013.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8"/>
          <table:table-cell table:style-name="ce25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25" office:value-type="string" calcext:value-type="string">
            <text:p><text:span text:style-name="T4">Low Income Investment Fund Sub-CDE VIII Loan (3 loans)</text:span></text:p>
            <text:p><text:span text:style-name="T6">$9.975M @ </text:span><text:span text:style-name="T7">???%</text:span></text:p>
          </table:table-cell>
          <table:table-cell table:style-name="ce25"/>
          <table:table-cell table:style-name="ce25" office:value-type="string" calcext:value-type="string">
            <text:p>Term &gt;7 years; interest only</text:p>
          </table:table-cell>
          <table:table-cell table:style-name="ce50" office:value-type="string" calcext:value-type="string">
            <text:p>2011/17, 2012/18, 2013/18-19, 2014/14, 2015/14, 2016/13, 2017/13, 2018/12</text:p>
          </table:table-cell>
          <table:table-cell table:style-name="ce21" office:value-type="string" calcext:value-type="string">
            <text:p><text:span text:style-name="T4">New Markets Tax Credit Program;</text:span></text:p>
            <text:p><text:span text:style-name="T12">"subordinateds debt provided by Launchpad of $560K" (???)</text:span></text:p>
          </table:table-cell>
          <table:table-cell table:number-columns-repeated="1015"/>
        </table:table-row>
        <table:table-row table:style-name="ro4">
          <table:table-cell table:style-name="ce8" table:number-columns-repeated="2"/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25" office:value-type="string" calcext:value-type="string">
            <text:p>CSGF</text:p>
            <text:p>$3.4M @ 3.25%</text:p>
          </table:table-cell>
          <table:table-cell table:style-name="ce25" office:value-type="string" calcext:value-type="string">
            <text:p>$2.35M + intersest, </text:p>
            <text:p>i.e. all but $300K.</text:p>
          </table:table-cell>
          <table:table-cell table:style-name="ce46" office:value-type="date" office:date-value="2017-06-30" calcext:value-type="date">
            <text:p>Jun 2017</text:p>
          </table:table-cell>
          <table:table-cell table:style-name="ce50" office:value-type="string" calcext:value-type="string">
            <text:p>2012/15, 2013/15, 2015/14</text:p>
          </table:table-cell>
          <table:table-cell table:style-name="ce21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8"/>
          <table:table-cell table:style-name="ce25" office:value-type="string" calcext:value-type="string">
            <text:p>RSN</text:p>
          </table:table-cell>
          <table:table-cell table:style-name="ce18" office:value-type="string" calcext:value-type="string">
            <text:p>N/A</text:p>
          </table:table-cell>
          <table:table-cell table:style-name="ce25" office:value-type="string" calcext:value-type="string">
            <text:p>Charter School Growth Fund</text:p>
            <text:p>$1M @ 4.0%</text:p>
          </table:table-cell>
          <table:table-cell table:style-name="ce25"/>
          <table:table-cell table:style-name="ce46" office:value-type="date" office:date-value="2013-10-01" calcext:value-type="date">
            <text:p>Oct 2013</text:p>
          </table:table-cell>
          <table:table-cell table:style-name="ce50" office:value-type="string" calcext:value-type="string">
            <text:p>2012/16, 2015/14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25" office:value-type="string" calcext:value-type="string">
            <text:p>CDE Revolving Loan (5 loans)</text:p>
            <text:p>$510K @ 0.38%-3.43%</text:p>
          </table:table-cell>
          <table:table-cell table:style-name="ce25" table:number-columns-repeated="2"/>
          <table:table-cell table:style-name="ce50" office:value-type="string" calcext:value-type="string">
            <text:p><text:s/></text:p>
          </table:table-cell>
          <table:table-cell table:style-name="ce42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25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25" office:value-type="string" calcext:value-type="string">
            <text:p>$105,540 used and turned into a grant <text:s/>in Jun 2016 </text:p>
          </table:table-cell>
          <table:table-cell table:style-name="ce25" office:value-type="string" calcext:value-type="string">
            <text:p>To be repaid when permanent financing is avaliable or by 01 Sep 2013.</text:p>
          </table:table-cell>
          <table:table-cell table:style-name="ce50" office:value-type="string" calcext:value-type="string">
            <text:p>2012/18, 2013/19, 2014/14, 2015/15, 2016/14</text:p>
          </table:table-cell>
          <table:table-cell table:style-name="ce21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25" office:value-type="string" calcext:value-type="string">
            <text:p>Local Initiatives Support Corp. (LISC)</text:p>
            <text:p>$625,478 @ 6%</text:p>
          </table:table-cell>
          <table:table-cell table:style-name="ce25"/>
          <table:table-cell table:style-name="ce25" office:value-type="string" calcext:value-type="string">
            <text:p>To be repaid when permanent financing is avaliable or by 01 Apr 2013.</text:p>
          </table:table-cell>
          <table:table-cell table:style-name="ce50" office:value-type="string" calcext:value-type="string">
            <text:p>2012/19, 2014/15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N</text:p>
          </table:table-cell>
          <table:table-cell table:style-name="ce7"/>
          <table:table-cell table:style-name="ce25" office:value-type="string" calcext:value-type="string">
            <text:p>$1.971M @ 4%</text:p>
          </table:table-cell>
          <table:table-cell table:style-name="ce25"/>
          <table:table-cell table:style-name="ce46" office:value-type="date" office:date-value="2014-03-01" calcext:value-type="date">
            <text:p>Mar 2014</text:p>
          </table:table-cell>
          <table:table-cell table:style-name="ce50" office:value-type="string" calcext:value-type="string">
            <text:p>2012/19, 2013/20</text:p>
          </table:table-cell>
          <table:table-cell table:style-name="ce21" office:value-type="string" calcext:value-type="string">
            <text:p>RSN issues Promissory Note to LLC8.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25" office:value-type="string" calcext:value-type="string">
            <text:p>Bank of America</text:p>
            <text:p>$6M @ LIBOR +0.290%</text:p>
          </table:table-cell>
          <table:table-cell table:style-name="ce25"/>
          <table:table-cell table:style-name="ce25" office:value-type="string" calcext:value-type="string">
            <text:p>$1.848M outstanding as of June 2012</text:p>
          </table:table-cell>
          <table:table-cell table:style-name="ce50" office:value-type="string" calcext:value-type="string">
            <text:p>2012/19, 2013/20</text:p>
          </table:table-cell>
          <table:table-cell table:style-name="ce21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25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25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25"/>
          <table:table-cell table:style-name="ce25" office:value-type="string" calcext:value-type="string">
            <text:p>2012A: Jun 2042</text:p>
            <text:p>2012B: Jun 2016</text:p>
          </table:table-cell>
          <table:table-cell table:style-name="ce50" office:value-type="string" calcext:value-type="string">
            <text:p>2012/19,27-28, 2013/20, 2014/15, 2015/15, 2016/14, 2017/13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N</text:p>
          </table:table-cell>
          <table:table-cell table:style-name="ce7"/>
          <table:table-cell table:style-name="ce43" office:value-type="string" calcext:value-type="string">
            <text:p>Charter School Growth Fund</text:p>
            <text:p>$125K @ 1.0%</text:p>
          </table:table-cell>
          <table:table-cell table:style-name="ce25"/>
          <table:table-cell table:style-name="ce46" office:value-type="date" office:date-value="2019-06-01" calcext:value-type="date">
            <text:p>Jun 2019</text:p>
          </table:table-cell>
          <table:table-cell table:style-name="ce50" office:value-type="string" calcext:value-type="string">
            <text:p>2013/15, 2014/11, 2015/12, 2016/12, 2017/12, 2018/12</text:p>
          </table:table-cell>
          <table:table-cell table:style-name="ce21" office:value-type="string" calcext:value-type="string">
            <text:p>School Startup Subordinated Loan Agreement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43" office:value-type="string" calcext:value-type="string">
            <text:p>$1M @ 4.0%</text:p>
          </table:table-cell>
          <table:table-cell table:style-name="ce25"/>
          <table:table-cell table:style-name="ce46" office:value-type="date" office:date-value="2013-10-01" calcext:value-type="date">
            <text:p>Oct 2013</text:p>
          </table:table-cell>
          <table:table-cell table:style-name="ce50" office:value-type="string" calcext:value-type="string">
            <text:p>2013/16</text:p>
          </table:table-cell>
          <table:table-cell table:style-name="ce21" office:value-type="string" calcext:value-type="string">
            <text:p>Subordinated Load Agreement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25" office:value-type="string" calcext:value-type="string">
            <text:p>CDE Revolving Loan (6 loans)</text:p>
            <text:p>$987.5K @ 0.38%-3.43%</text:p>
          </table:table-cell>
          <table:table-cell table:style-name="ce25" table:number-columns-repeated="2"/>
          <table:table-cell table:style-name="ce50" office:value-type="string" calcext:value-type="string">
            <text:p>2013/16</text:p>
          </table:table-cell>
          <table:table-cell table:style-name="ce42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25" office:value-type="string" calcext:value-type="string">
            <text:p>RSN</text:p>
          </table:table-cell>
          <table:table-cell table:style-name="ce7"/>
          <table:table-cell table:style-name="ce25" office:value-type="string" calcext:value-type="string">
            <text:p>CSGF</text:p>
            <text:p>$500K @ 1.0%</text:p>
          </table:table-cell>
          <table:table-cell table:style-name="ce25" office:value-type="string" calcext:value-type="string">
            <text:p>To be forgiven</text:p>
          </table:table-cell>
          <table:table-cell table:style-name="ce25"/>
          <table:table-cell table:style-name="ce50" office:value-type="string" calcext:value-type="string">
            <text:p>2014/11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25" office:value-type="string" calcext:value-type="string">
            <text:p>CSGF Revolving Facilities Loan</text:p>
            <text:p>$7M @ 3.75%</text:p>
          </table:table-cell>
          <table:table-cell table:style-name="ce25"/>
          <table:table-cell table:style-name="ce45" office:value-type="date" office:date-value="2014-07-01" calcext:value-type="date">
            <text:p>July 2014</text:p>
          </table:table-cell>
          <table:table-cell table:style-name="ce50" office:value-type="string" calcext:value-type="string">
            <text:p>2014/12</text:p>
          </table:table-cell>
          <table:table-cell table:style-name="ce21" office:value-type="string" calcext:value-type="string">
            <text:p>Repaid in full in one month!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25" office:value-type="string" calcext:value-type="string">
            <text:p>CSFA Revolving Loan</text:p>
            <text:p> @ 0.22% - 1.47%</text:p>
          </table:table-cell>
          <table:table-cell table:style-name="ce25"/>
          <table:table-cell table:style-name="ce25" office:value-type="string" calcext:value-type="string">
            <text:p>Principal payable in 4 - 5 years in installments of $20K -$62.5K. Final maturity in 2018.</text:p>
          </table:table-cell>
          <table:table-cell table:style-name="ce50" office:value-type="string" calcext:value-type="string">
            <text:p>2014/12, 2015/12, 2016/12. 2017/12</text:p>
          </table:table-cell>
          <table:table-cell table:style-name="ce21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25" office:value-type="string" calcext:value-type="string">
            <text:p>Series 2014A $31.935</text:p>
            <text:p>Series 2014B $$0.920M</text:p>
            <text:p>@ 6.00% - 7.25%</text:p>
            <text:p>Combined: $32.855M</text:p>
          </table:table-cell>
          <table:table-cell table:style-name="ce25"/>
          <table:table-cell table:style-name="ce25" office:value-type="string" calcext:value-type="string">
            <text:p>Series 2014A: Jun 2018, 2024, 2035</text:p>
            <text:p>Series 2014B: Jun 2016</text:p>
          </table:table-cell>
          <table:table-cell table:style-name="ce50" office:value-type="string" calcext:value-type="string">
            <text:p>2014/15, 2015/15. 2016/14, 2017/14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25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25" office:value-type="string" calcext:value-type="string">
            <text:p>Each $100K @ 1.0%</text:p>
          </table:table-cell>
          <table:table-cell table:style-name="ce25"/>
          <table:table-cell table:style-name="ce25" office:value-type="string" calcext:value-type="string">
            <text:p>Due:</text:p>
            <text:p>RFZ, RNNE: Jun 2020</text:p>
            <text:p>RRWC, RUA: Jun 2021</text:p>
          </table:table-cell>
          <table:table-cell table:style-name="ce50" office:value-type="string" calcext:value-type="string">
            <text:p>2015/12, 2016/12, 2017/12, 2018/12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<text:span text:style-name="T4">RRS Rocketship Rising Stars,</text:span></text:p>
            <text:p><text:span text:style-name="T4">RFA Rocketship Futuro Academy,</text:span></text:p>
            <text:p><text:span text:style-name="T5">an unnamed new school</text:span></text:p>
          </table:table-cell>
          <table:table-cell table:style-name="ce25" office:value-type="string" calcext:value-type="string">
            <text:p>CSGF</text:p>
            <text:p>3 x $100K = $300K @1.0%</text:p>
          </table:table-cell>
          <table:table-cell table:style-name="ce25"/>
          <table:table-cell table:style-name="ce25" office:value-type="string" calcext:value-type="string">
            <text:p>Due: Jun 2021</text:p>
          </table:table-cell>
          <table:table-cell table:style-name="ce50" office:value-type="string" calcext:value-type="string">
            <text:p>2016/12, 2017/12, 2018/12</text:p>
          </table:table-cell>
          <table:table-cell table:style-name="ce21" office:value-type="string" calcext:value-type="string">
            <text:p><text:span text:style-name="T8">2017: </text:span><text:span text:style-name="T13">unamed new school</text:span><text:span text:style-name="T14"> → RPP Rocketship Partners Community Prep (TN)</text:span>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25" office:value-type="string" calcext:value-type="string">
            <text:p>CSGF Revolving Facilities Loan</text:p>
            <text:p>$2.7M @ 3.75%</text:p>
          </table:table-cell>
          <table:table-cell table:style-name="ce25"/>
          <table:table-cell table:style-name="ce25" office:value-type="string" calcext:value-type="string">
            <text:p>Repaid in full: Feb 2016</text:p>
          </table:table-cell>
          <table:table-cell table:style-name="ce50" office:value-type="string" calcext:value-type="string">
            <text:p>2016/12</text:p>
          </table:table-cell>
          <table:table-cell table:style-name="ce21" office:value-type="string" calcext:value-type="string">
            <text:p>Interim financing; was repaid in 5 months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25" office:value-type="string" calcext:value-type="string">
            <text:p>Series 2015A $6.135M @ 4.25%</text:p>
            <text:p>Series 2015B    $250K @ 4.25%</text:p>
          </table:table-cell>
          <table:table-cell table:style-name="ce25"/>
          <table:table-cell table:style-name="ce25" office:value-type="string" calcext:value-type="string">
            <text:p>Series 2015A: Mar 2028</text:p>
            <text:p>Series 2015B: Jun 2016</text:p>
          </table:table-cell>
          <table:table-cell table:style-name="ce50" office:value-type="string" calcext:value-type="string">
            <text:p>2016/15, 2017/14</text:p>
          </table:table-cell>
          <table:table-cell table:style-name="ce21" office:value-type="string" calcext:value-type="string">
            <text:p>Sinking Accounts Payment Fund established in Jun 2016 to finance manadatory redemptions prior to maturity. Series 2015B was repaid in 2016.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5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43" office:value-type="string" calcext:value-type="string">
            <text:p>Series 2016A $28.080M @ 4.25% </text:p>
            <text:p>Series 2016B $525K @ 4.25%</text:p>
          </table:table-cell>
          <table:table-cell table:style-name="ce25"/>
          <table:table-cell table:style-name="ce47" office:value-type="string" calcext:value-type="string">
            <text:p>Series 2016A: Mar 2046 </text:p>
            <text:p>Series 2016B: Jun 2018</text:p>
          </table:table-cell>
          <table:table-cell table:style-name="ce50" office:value-type="string" calcext:value-type="string">
            <text:p>2016/15</text:p>
          </table:table-cell>
          <table:table-cell table:style-name="ce21" office:value-type="string" calcext:value-type="string">
            <text:p>Sinking Accounts Payment Fund established in Jun 2016 to finance manadatory redemptions prior to maturity.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9"/>
          <table:table-cell table:style-name="ce26" table:number-columns-repeated="2"/>
          <table:table-cell table:style-name="ce25" table:number-columns-repeated="3"/>
          <table:table-cell table:style-name="ce50"/>
          <table:table-cell table:style-name="ce21" office:value-type="string" calcext:value-type="string">
            <text:p><text:span text:style-name="T4">Future maturities of debt in summary ($)</text:span></text:p>
            <text:p><text:span text:style-name="T4"/></text:p>
            <text:p><text:span text:style-name="T15"> </text:span><text:span text:style-name="T16">   June 30       RSED             LDC      Total</text:span><text:span text:style-name="T17"> </text:span></text:p>
            <text:p><text:span text:style-name="T4">-------------------------------------------------</text:span></text:p>
            <text:p><text:span text:style-name="T4">    2017      312,508      7,305,128    7,617,636 </text:span></text:p>
            <text:p><text:span text:style-name="T4">    2018      487,516      8,832,669    9,320,185 </text:span></text:p>
            <text:p><text:span text:style-name="T4">    2019      437,500      1,774,270    2,211,770 </text:span></text:p>
            <text:p><text:span text:style-name="T4">    2020      762,504      1,872,822    2,635,326 </text:span></text:p>
            <text:p><text:span text:style-name="T4">    2021      500,000      1,971,606    2,471,606 </text:span></text:p>
            <text:p><text:span text:style-name="T4"> Thereafter         -     80,013,633   80,013,633 </text:span></text:p>
            <text:p><text:span text:style-name="T4">  Premium           -        587,540      587,540 </text:span></text:p>
            <text:p><text:span text:style-name="T4">-------------------------------------------------</text:span></text:p>
            <text:p><text:span text:style-name="T4">   Total    2,500,028     102,357,66  104,857,696 </text:span></text:p>
            <text:p><text:span text:style-name="T4">-------------------------------------------------</text:span>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25" office:value-type="string" calcext:value-type="string">
            <text:p>To be forgiven if outcomes met prior to 31 Dec 2019</text:p>
          </table:table-cell>
          <table:table-cell table:style-name="ce44" office:value-type="date" office:date-value="2022-12-31" calcext:value-type="date">
            <text:p>31 Dec 2022</text:p>
          </table:table-cell>
          <table:table-cell table:style-name="ce50" office:value-type="string" calcext:value-type="string">
            <text:p>2017/12, 2018/12</text:p>
          </table:table-cell>
          <table:table-cell table:style-name="ce21" office:value-type="string" calcext:value-type="string">
            <text:p>Subordinated Loan Agreement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21" office:value-type="string" calcext:value-type="string">
            <text:p>Low Income Investment Fund (LIIF)</text:p>
            <text:p>$1.2M @ 5.50%</text:p>
          </table:table-cell>
          <table:table-cell table:style-name="ce25"/>
          <table:table-cell table:style-name="ce25" office:value-type="string" calcext:value-type="string">
            <text:p>Repayable in 36 months</text:p>
          </table:table-cell>
          <table:table-cell table:style-name="ce50" office:value-type="string" calcext:value-type="string">
            <text:p>2017/14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1"/>
          <table:table-cell table:style-name="ce21" office:value-type="string" calcext:value-type="string">
            <text:p>LLC3, LLC5, LLC15, MLLC1, NLLC1</text:p>
          </table:table-cell>
          <table:table-cell table:style-name="ce8" office:value-type="string" calcext:value-type="string"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</text:p>
            <text:p>$42M @ 4.50% - 6.25%</text:p>
          </table:table-cell>
          <table:table-cell table:style-name="ce21"/>
          <table:table-cell table:style-name="ce21" office:value-type="string" calcext:value-type="string">
            <text:p>Due: Jun 2027 - Jun 2052</text:p>
          </table:table-cell>
          <table:table-cell table:style-name="ce52" office:value-type="string" calcext:value-type="string">
            <text:p>2017/15</text:p>
          </table:table-cell>
          <table:table-cell table:style-name="ce21" office:value-type="string" calcext:value-type="string">
            <text:p>Sinking Accounts Payable Fund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25"/>
          <table:table-cell table:style-name="ce7"/>
          <table:table-cell table:style-name="ce25" table:number-columns-repeated="3"/>
          <table:table-cell table:style-name="ce50"/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19" calcext:value-type="float">
            <text:p>2019</text:p>
          </table:table-cell>
          <table:table-cell table:style-name="ce27"/>
          <table:table-cell table:style-name="ce18"/>
          <table:table-cell table:style-name="ce27" table:number-columns-repeated="2"/>
          <table:table-cell table:style-name="ce25"/>
          <table:table-cell table:style-name="ce50"/>
          <table:table-cell table:style-name="ce21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20" calcext:value-type="float">
            <text:p>2020</text:p>
          </table:table-cell>
          <table:table-cell table:style-name="ce27"/>
          <table:table-cell table:style-name="ce18"/>
          <table:table-cell table:style-name="ce27" table:number-columns-repeated="3"/>
          <table:table-cell table:style-name="ce51"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21" calcext:value-type="float">
            <text:p>2021</text:p>
          </table:table-cell>
          <table:table-cell table:style-name="ce27"/>
          <table:table-cell table:style-name="ce18"/>
          <table:table-cell table:style-name="ce27" table:number-columns-repeated="3"/>
          <table:table-cell table:style-name="ce51"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22" calcext:value-type="float">
            <text:p>2022</text:p>
          </table:table-cell>
          <table:table-cell table:style-name="ce27"/>
          <table:table-cell table:style-name="ce18"/>
          <table:table-cell table:style-name="ce27" table:number-columns-repeated="3"/>
          <table:table-cell table:style-name="ce51"/>
          <table:table-cell table:style-name="ce8"/>
          <table:table-cell table:number-columns-repeated="1015"/>
        </table:table-row>
        <table:table-row table:style-name="ro1" table:number-rows-repeated="2">
          <table:table-cell table:style-name="ce10" table:number-columns-repeated="6"/>
          <table:table-cell table:style-name="ce48"/>
          <table:table-cell table:style-name="ce53"/>
          <table: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16"/>
          <table:table-cell table:style-name="ce22" table:number-columns-repeated="3"/>
          <table:table-cell table:style-name="ce37"/>
          <table:table-cell table:style-name="ce22"/>
          <table:table-cell table:style-name="ce37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21"/>
          <table:table-cell table:style-name="ce34" table:number-columns-repeated="2"/>
          <table:table-cell table:style-name="ce21"/>
          <table:table-cell table:style-name="ce7"/>
          <table:table-cell table:style-name="ce21"/>
          <table:table-cell table:style-name="ce7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2" table:number-rows-spanned="1">
            <text:p>Donations &amp; Grants</text:p>
          </table:table-cell>
          <table:covered-table-cell table:style-name="ce16"/>
          <table:table-cell table:style-name="ce22"/>
          <table:table-cell table:style-name="ce35" table:number-columns-repeated="2"/>
          <table:table-cell table:style-name="ce22"/>
          <table:table-cell table:style-name="ce37"/>
          <table:table-cell table:style-name="ce22"/>
          <table:table-cell table:style-name="ce37"/>
          <table:table-cell table:number-columns-repeated="1015"/>
        </table:table-row>
        <table:table-row table:style-name="ro2">
          <table:table-cell table:style-name="ce3" table:number-columns-repeated="3"/>
          <table:table-cell table:style-name="ce21" table:number-columns-repeated="3"/>
          <table:table-cell table:style-name="ce7"/>
          <table:table-cell table:style-name="ce21"/>
          <table:table-cell table:style-name="ce7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Real Estate</text:p>
          </table:table-cell>
          <table:covered-table-cell table:number-columns-repeated="2" table:style-name="ce16"/>
          <table:table-cell table:style-name="ce22" table:number-columns-repeated="3"/>
          <table:table-cell table:style-name="ce37"/>
          <table:table-cell table:style-name="ce22"/>
          <table:table-cell table:style-name="ce37"/>
          <table:table-cell table:number-columns-repeated="1015"/>
        </table:table-row>
        <table:table-row table:style-name="ro1">
          <table:table-cell table:style-name="ce11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21" office:value-type="string" calcext:value-type="string">
            <text:p>Mateo Sheedy</text:p>
          </table:table-cell>
          <table:table-cell table:style-name="ce36" office:value-type="string" calcext:value-type="string">
            <text:p>Assessed valuation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2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21" office:value-type="string" calcext:value-type="string">
            <text:p>Sí Si Puede</text:p>
          </table:table-cell>
          <table:table-cell table:style-name="ce36" office:value-type="string" calcext:value-type="string">
            <text:p>Assessed valuation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21" office:value-type="string" calcext:value-type="string">
            <text:p>Los Sueños</text:p>
          </table:table-cell>
          <table:table-cell table:style-name="ce36" office:value-type="string" calcext:value-type="string">
            <text:p>Assessed valuation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21" office:value-type="string" calcext:value-type="string">
            <text:p>Mosaic Elementary</text:p>
          </table:table-cell>
          <table:table-cell table:style-name="ce36" office:value-type="string" calcext:value-type="string">
            <text:p>Assessed valuation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21" office:value-type="string" calcext:value-type="string">
            <text:p>Discovery Prep</text:p>
          </table:table-cell>
          <table:table-cell table:style-name="ce36" office:value-type="string" calcext:value-type="string">
            <text:p>Assessed valuation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21" office:value-type="string" calcext:value-type="string">
            <text:p>Brilliant Minds</text:p>
          </table:table-cell>
          <table:table-cell table:style-name="ce36" office:value-type="string" calcext:value-type="string">
            <text:p>Assessed valuation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21" office:value-type="string" calcext:value-type="string">
            <text:p>Alma Academy</text:p>
          </table:table-cell>
          <table:table-cell table:style-name="ce36" office:value-type="string" calcext:value-type="string">
            <text:p>Assessed valuation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21" office:value-type="string" calcext:value-type="string">
            <text:p>Spark Academy</text:p>
          </table:table-cell>
          <table:table-cell table:style-name="ce36" office:value-type="string" calcext:value-type="string">
            <text:p>[Leased]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21" office:value-type="string" calcext:value-type="string">
            <text:p>Fuerza</text:p>
          </table:table-cell>
          <table:table-cell table:style-name="ce36" office:value-type="string" calcext:value-type="string">
            <text:p>Assessed valuation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21" office:value-type="string" calcext:value-type="string">
            <text:p>Rising Stars</text:p>
          </table:table-cell>
          <table:table-cell table:style-name="ce36" office:value-type="string" calcext:value-type="string">
            <text:p>Assessed valuation</text:p>
          </table:table-cell>
          <table:table-cell table:style-name="ce36" office:value-type="string" calcext:value-type="string">
            <text:p>Plat map</text:p>
          </table:table-cell>
          <table:table-cell table:style-name="ce36" office:value-type="string" calcext:value-type="string">
            <text:p>Aerial photo</text:p>
          </table:table-cell>
          <table:table-cell table:style-name="ce7" office:value-type="string" calcext:value-type="string">
            <text:p>Opened 2016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Petitions (Year submitted)</text:p>
          </table:table-cell>
          <table:covered-table-cell table:number-columns-repeated="2" table:style-name="ce16"/>
          <table:table-cell table:style-name="ce37" office:value-type="string" calcext:value-type="string">
            <text:p>Initial</text:p>
          </table:table-cell>
          <table:table-cell table:style-name="ce37"/>
          <table:table-cell table:style-name="ce37" office:value-type="string" calcext:value-type="string" table:number-columns-spanned="3" table:number-rows-spanned="1">
            <text:p>Renewal</text:p>
          </table:table-cell>
          <table:covered-table-cell table:number-columns-repeated="2" table:style-name="ce16"/>
          <table:table-cell table:style-name="ce37"/>
          <table:table-cell table:number-columns-repeated="1015"/>
        </table:table-row>
        <table:table-row table:style-name="ro1">
          <table:table-cell table:style-name="ce11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28" office:value-type="string" calcext:value-type="string">
            <text:p>Mateo Sheedy</text:p>
          </table:table-cell>
          <table:table-cell table:style-name="ce38" office:value-type="string" calcext:value-type="string">
            <text:p>2006</text:p>
          </table:table-cell>
          <table:table-cell table:style-name="ce38" office:value-type="string" calcext:value-type="string">
            <text:p>2009</text:p>
          </table:table-cell>
          <table:table-cell table:style-name="ce38" office:value-type="string" calcext:value-type="string">
            <text:p>2015</text:p>
          </table:table-cell>
          <table:table-cell table:style-name="ce38" office:value-type="string" calcext:value-type="string">
            <text:p>2019</text:p>
          </table:table-cell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table:style-name="ce12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21" office:value-type="string" calcext:value-type="string">
            <text:p>Sí Si Puede</text:p>
          </table:table-cell>
          <table:table-cell table:style-name="ce39" office:value-type="string" calcext:value-type="string">
            <text:p>2008</text:p>
          </table:table-cell>
          <table:table-cell table:style-name="ce39" office:value-type="string" calcext:value-type="string">
            <text:p>2011</text:p>
          </table:table-cell>
          <table:table-cell table:style-name="ce39" office:value-type="string" calcext:value-type="string">
            <text:p>2016</text:p>
          </table:table-cell>
          <table:table-cell table:style-name="ce40" office:value-type="string" calcext:value-type="string">
            <text:p>(est.2023)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21" office:value-type="string" calcext:value-type="string">
            <text:p>Los Sueños</text:p>
          </table:table-cell>
          <table:table-cell table:style-name="ce39" office:value-type="string" calcext:value-type="string">
            <text:p>2009</text:p>
          </table:table-cell>
          <table:table-cell table:style-name="ce39" office:value-type="string" calcext:value-type="string">
            <text:p>2015</text:p>
          </table:table-cell>
          <table:table-cell table:style-name="ce39" office:value-type="string" calcext:value-type="string">
            <text:p>2020</text:p>
          </table:table-cell>
          <table:table-cell table:style-name="ce40" office:value-type="string" calcext:value-type="string">
            <text:p>(est. 2027)</text:p>
          </table:table-cell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21" office:value-type="string" calcext:value-type="string">
            <text:p>Mosaic Elementary</text:p>
          </table:table-cell>
          <table:table-cell table:style-name="ce40" table:number-columns-repeated="4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21" office:value-type="string" calcext:value-type="string">
            <text:p>Discovery Prep</text:p>
          </table:table-cell>
          <table:table-cell table:style-name="ce40" table:number-columns-repeated="4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21" office:value-type="string" calcext:value-type="string">
            <text:p>Brilliant Minds</text:p>
          </table:table-cell>
          <table:table-cell table:style-name="ce40" table:number-columns-repeated="4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21" office:value-type="string" calcext:value-type="string">
            <text:p>Alma Academy</text:p>
          </table:table-cell>
          <table:table-cell table:style-name="ce40" table:number-columns-repeated="4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21" office:value-type="string" calcext:value-type="string">
            <text:p>Spark Academy</text:p>
          </table:table-cell>
          <table:table-cell table:style-name="ce40" table:number-columns-repeated="4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21" office:value-type="string" calcext:value-type="string">
            <text:p>Fuerza</text:p>
          </table:table-cell>
          <table:table-cell table:style-name="ce40" table:number-columns-repeated="4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11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21" office:value-type="string" calcext:value-type="string">
            <text:p>Rising Stars</text:p>
          </table:table-cell>
          <table:table-cell table:style-name="ce40" table:number-columns-repeated="4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4" office:value-type="string" calcext:value-type="string">
            <text:p>Federal revenue</text:p>
          </table:table-cell>
          <table:table-cell table:style-name="ce4"/>
          <table:table-cell table:style-name="ce22"/>
          <table:table-cell table:style-name="ce41" table:number-columns-repeated="2"/>
          <table:table-cell table:style-name="ce22"/>
          <table:table-cell table:style-name="ce37"/>
          <table:table-cell table:style-name="ce22"/>
          <table:table-cell table:style-name="ce37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42" table:number-columns-repeated="2"/>
          <table:table-cell table:style-name="ce21"/>
          <table:table-cell table:style-name="ce7"/>
          <table:table-cell table:style-name="ce21"/>
          <table:table-cell table:style-name="ce7"/>
          <table:table-cell table:number-columns-repeated="1015"/>
        </table:table-row>
        <table:table-row table:style-name="ro1">
          <table:table-cell table:style-name="ce4" office:value-type="string" calcext:value-type="string">
            <text:p>State revenue</text:p>
          </table:table-cell>
          <table:table-cell table:style-name="ce4"/>
          <table:table-cell table:style-name="ce22"/>
          <table:table-cell table:style-name="ce41" table:number-columns-repeated="2"/>
          <table:table-cell table:style-name="ce22"/>
          <table:table-cell table:style-name="ce37"/>
          <table:table-cell table:style-name="ce22"/>
          <table:table-cell table:style-name="ce37"/>
          <table:table-cell table:number-columns-repeated="1015"/>
        </table:table-row>
        <table:table-row table:style-name="ro1" table:number-rows-repeated="967">
          <table:table-cell table:style-name="ce13" table:number-columns-repeated="2"/>
          <table:table-cell table:style-name="ce9" table:number-columns-repeated="4"/>
          <table:table-cell table:style-name="ce19"/>
          <table:table-cell table:style-name="ce9"/>
          <table:table-cell table:style-name="ce19"/>
          <table:table-cell table:number-columns-repeated="1015"/>
        </table:table-row>
        <table:table-row table:style-name="ro5" table:number-rows-repeated="104752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ashboard.C76:Dashboard.I76">
            <calcext:condition calcext:apply-style-name="ConditionalStyle_1" calcext:value="formula-is(LEN(TRIM([.C76]))&gt;0)" calcext:base-cell-address="Dashboard.C76"/>
          </calcext:conditional-format>
        </calcext:conditional-formats>
      </table:table>
      <table:table table:name="deleted data" table:style-name="ta2">
        <table:table-column table:style-name="co10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37" office:value-type="string" calcext:value-type="string">
            <text:p>Date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Principal Amount &amp; Significant Terms</text:p>
          </table:table-cell>
          <table:table-cell table:style-name="ce22" table:number-columns-repeated="3"/>
          <table:table-cell table:style-name="ce22" office:value-type="string" calcext:value-type="string">
            <text:p>Abbreviation</text:p>
          </table:table-cell>
          <table:table-cell table:style-name="ce22" office:value-type="string" calcext:value-type="string">
            <text:p>Defined</text:p>
          </table:table-cell>
          <table:table-cell table:style-name="ce22" office:value-type="string" calcext:value-type="string">
            <text:p>Lender &amp; Interest</text:p>
          </table:table-cell>
          <table:table-cell table:style-name="ce22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61" office:value-type="date" office:date-value="2009-02-01" calcext:value-type="date">
            <text:p>Feb 2009</text:p>
          </table:table-cell>
          <table:table-cell table:style-name="ce21" office:value-type="string" calcext:value-type="string">
            <text:p>Rocketship National</text:p>
          </table:table-cell>
          <table:table-cell table:style-name="ce62" office:value-type="string" calcext:value-type="string">
            <text:p>$2,300,000 ($2M to be forgiven if specified goals met)</text:p>
          </table:table-cell>
          <table:table-cell table:style-name="ce62" table:number-columns-repeated="3"/>
          <table:table-cell table:style-name="ce11" office:value-type="string" calcext:value-type="string">
            <text:p>RSN</text:p>
          </table:table-cell>
          <table:table-cell table:style-name="ce21" office:value-type="string" calcext:value-type="string">
            <text:p>Consolidated Financials 2012, </text:p>
            <text:p>Note 6, p.15</text:p>
          </table:table-cell>
          <table:table-cell table:style-name="ce21" office:value-type="string" calcext:value-type="string">
            <text:p>Charter School Growth Fund @ 4.0%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7"/>
          <table:table-cell table:style-name="ce21"/>
          <table:table-cell table:style-name="ce63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21" office:value-type="string" calcext:value-type="string">
            <text:p>Consolidated Financials 2012, </text:p>
            <text:p>Note 6, p.15</text:p>
          </table:table-cell>
          <table:table-cell table:style-name="ce21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7"/>
          <table:table-cell table:style-name="ce21"/>
          <table:table-cell table:style-name="ce63" table:number-columns-spanned="4" table:number-rows-spanned="1"/>
          <table:covered-table-cell table:number-columns-repeated="3"/>
          <table:table-cell table:style-name="ce7"/>
          <table:table-cell table:style-name="ce21" office:value-type="string" calcext:value-type="string">
            <text:p>Consolidated Financials 2012, </text:p>
            <text:p>Note 6, p.15</text:p>
          </table:table-cell>
          <table:table-cell table:style-name="ce21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7"/>
          <table:table-cell table:style-name="ce21"/>
          <table:table-cell table:style-name="ce63" table:number-columns-spanned="4" table:number-rows-spanned="1"/>
          <table:covered-table-cell table:number-columns-repeated="3"/>
          <table:table-cell table:style-name="ce7"/>
          <table:table-cell table:style-name="ce21" office:value-type="string" calcext:value-type="string">
            <text:p>Consolidated Financials 2012, </text:p>
            <text:p>Note 6, p.15</text:p>
          </table:table-cell>
          <table:table-cell table:style-name="ce21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7"/>
          <table:table-cell table:style-name="ce21"/>
          <table:table-cell table:style-name="ce63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21" office:value-type="string" calcext:value-type="string">
            <text:p>Consolidated Financials 2012, </text:p>
            <text:p>Note 6, p.15</text:p>
          </table:table-cell>
          <table:table-cell table:style-name="ce21" office:value-type="string" calcext:value-type="string">
            <text:p><text:span text:style-name="T4">Jul 2009: Walton Fund @ 4.0% due 01 Oct 2015 if goals not met.</text:span></text:p>
            <text:p><text:span text:style-name="T6">$500K converted into grant; $500K note payable </text:span><text:span text:style-name="T7">($500K unaccounted for)</text:span>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7"/>
          <table:table-cell table:style-name="ce21"/>
          <table:table-cell table:style-name="ce63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21" office:value-type="string" calcext:value-type="string">
            <text:p>Consolidated Financials 2012, </text:p>
            <text:p>Note 6, p.16</text:p>
          </table:table-cell>
          <table:table-cell table:style-name="ce21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7"/>
          <table:table-cell table:style-name="ce21"/>
          <table:table-cell table:style-name="ce63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21" office:value-type="string" calcext:value-type="string">
            <text:p>Consolidated Financials 2012, </text:p>
            <text:p>Note 6, p.16</text:p>
          </table:table-cell>
          <table:table-cell table:style-name="ce21" office:value-type="string" calcext:value-type="string">
            <text:p><text:span text:style-name="T4">5 CDE loans @ 0.38% - 3.43.%</text:span></text:p>
            <text:p><text:span text:style-name="T4">Principal payments deducted from apportionmnet revenue</text:span></text:p>
            <text:p><text:span text:style-name="T12">(not interest?)</text:span>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7"/>
          <table:table-cell table:style-name="ce21" office:value-type="string" calcext:value-type="string">
            <text:p>Mateo Sheedy</text:p>
          </table:table-cell>
          <table:table-cell table:style-name="ce63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1" office:value-type="string" calcext:value-type="string">
            <text:p>LLC2</text:p>
          </table:table-cell>
          <table:table-cell table:style-name="ce21" office:value-type="string" calcext:value-type="string">
            <text:p>Consolidated Financials 2012, </text:p>
            <text:p>Note 6, p.16</text:p>
          </table:table-cell>
          <table:table-cell table:style-name="ce21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7"/>
          <table:table-cell table:style-name="ce21"/>
          <table:table-cell table:style-name="ce63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1"/>
          <table:table-cell table:style-name="ce21" office:value-type="string" calcext:value-type="string">
            <text:p>Consolidated Financials 2012, </text:p>
            <text:p>Note 6, p.16</text:p>
          </table:table-cell>
          <table:table-cell table:style-name="ce21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60"/>
          <table:table-cell table:style-name="ce7"/>
          <table:table-cell table:style-name="ce21" office:value-type="string" calcext:value-type="string">
            <text:p>Sí Si Puede</text:p>
          </table:table-cell>
          <table:table-cell table:style-name="ce63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1" office:value-type="string" calcext:value-type="string">
            <text:p>LLC3</text:p>
          </table:table-cell>
          <table:table-cell table:style-name="ce21" office:value-type="string" calcext:value-type="string">
            <text:p>Consolidated Financials 2012, </text:p>
            <text:p>Note 6, p.17</text:p>
          </table:table-cell>
          <table:table-cell table:style-name="ce21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21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21" table:number-columns-repeated="25"/>
          <table:table-cell table:number-columns-repeated="996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5" meta:object-count="0"/>
    <meta:generator>LibreOfficeDev/6.0.5.2$Linux_X86_64 LibreOffice_project/</meta:generator>
  </office:meta>
</office:document-meta>
</file>